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1" svg:font-family="Calibri" style:font-adornments="Regular" style:font-pitch="variable"/>
    <style:font-face style:name="Ubuntu" svg:font-family="Ubuntu"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List_20_Paragraph" style:list-style-name="WWNum6">
      <style:text-properties officeooo:rsid="00140a21" officeooo:paragraph-rsid="00157b78"/>
    </style:style>
    <style:style style:name="P3" style:family="paragraph" style:parent-style-name="List_20_Paragraph" style:list-style-name="WWNum7">
      <style:text-properties officeooo:paragraph-rsid="00157b78"/>
    </style:style>
    <style:style style:name="P4" style:family="paragraph" style:parent-style-name="List_20_Paragraph" style:list-style-name="WWNum6">
      <style:text-properties officeooo:paragraph-rsid="00157b78"/>
    </style:style>
    <style:style style:name="P5" style:family="paragraph" style:parent-style-name="No_20_Spacing">
      <style:text-properties fo:font-size="12pt" style:font-size-asian="12pt"/>
    </style:style>
    <style:style style:name="P6" style:family="paragraph" style:parent-style-name="Normal_20__28_Web_29_">
      <loext:graphic-properties draw:fill="solid" draw:fill-color="#ffffff"/>
      <style:paragraph-properties fo:margin-top="0cm" fo:margin-bottom="0.529cm" loext:contextual-spacing="false" style:line-height-at-least="0.688cm" fo:background-color="#ffffff"/>
    </style:style>
    <style:style style:name="P7" style:family="paragraph" style:parent-style-name="Standard">
      <style:text-properties fo:font-weight="normal" officeooo:rsid="001323a5" officeooo:paragraph-rsid="001238ad" style:font-weight-asian="normal" style:font-weight-complex="normal"/>
    </style:style>
    <style:style style:name="P8" style:family="paragraph" style:parent-style-name="Standard">
      <style:text-properties officeooo:paragraph-rsid="001238ad"/>
    </style:style>
    <style:style style:name="P9" style:family="paragraph" style:parent-style-name="Standard">
      <style:text-properties officeooo:paragraph-rsid="00132b26"/>
    </style:style>
    <style:style style:name="P10" style:family="paragraph" style:parent-style-name="Standard">
      <style:text-properties officeooo:paragraph-rsid="00157b78"/>
    </style:style>
    <style:style style:name="P11" style:family="paragraph" style:parent-style-name="Standard">
      <style:text-properties officeooo:paragraph-rsid="00167ba2"/>
    </style:style>
    <style:style style:name="P12" style:family="paragraph" style:parent-style-name="Standard">
      <style:text-properties officeooo:paragraph-rsid="001840d1"/>
    </style:style>
    <style:style style:name="P13" style:family="paragraph" style:parent-style-name="Standard">
      <style:text-properties officeooo:paragraph-rsid="001908ba"/>
    </style:style>
    <style:style style:name="P14" style:family="paragraph" style:parent-style-name="Text_20_body">
      <style:text-properties officeooo:paragraph-rsid="000f4f9a"/>
    </style:style>
    <style:style style:name="P1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Ubuntu"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Ubuntu"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style>
    <style:style style:name="T2" style:family="text">
      <style:text-properties fo:font-size="12pt" officeooo:rsid="000f4f9a" style:font-size-asian="12pt"/>
    </style:style>
    <style:style style:name="T3" style:family="text">
      <style:text-properties fo:color="#333333" style:font-name="Calibri" fo:background-color="#ffffff" loext:char-shading-value="0" style:font-name-asian="F"/>
    </style:style>
    <style:style style:name="T4" style:family="text">
      <style:text-properties fo:color="#333333" fo:font-size="12pt" fo:background-color="#ffffff" loext:char-shading-value="0" style:font-size-asian="12pt" style:font-size-complex="12pt"/>
    </style:style>
    <style:style style:name="T5" style:family="text">
      <style:text-properties fo:color="#333333" fo:font-size="12pt" officeooo:rsid="00132b26" fo:background-color="#ffffff" loext:char-shading-value="0" style:font-size-asian="12pt" style:font-size-complex="12pt"/>
    </style:style>
    <style:style style:name="T6" style:family="text">
      <style:text-properties fo:color="#333333" fo:font-size="12pt" fo:font-weight="normal" fo:background-color="#ffffff" loext:char-shading-value="0" style:font-size-asian="12pt" style:font-weight-asian="normal" style:font-size-complex="12pt" style:font-weight-complex="normal"/>
    </style:style>
    <style:style style:name="T7" style:family="text">
      <style:text-properties fo:color="#333333" fo:font-size="12pt" fo:font-weight="normal" officeooo:rsid="001840d1" fo:background-color="#ffffff" loext:char-shading-value="0" style:font-size-asian="12pt" style:font-weight-asian="normal" style:font-size-complex="12pt" style:font-weight-complex="normal"/>
    </style:style>
    <style:style style:name="T8" style:family="text">
      <style:text-properties fo:color="#333333" fo:font-size="12pt" fo:font-style="normal" fo:font-weight="normal" officeooo:rsid="001908ba"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333333" style:font-name="Calibri2" fo:font-size="12pt" fo:background-color="#ffffff" loext:char-shading-value="0" style:font-size-asian="12pt" style:font-size-complex="12pt"/>
    </style:style>
    <style:style style:name="T10" style:family="text">
      <style:text-properties officeooo:rsid="000f4f9a"/>
    </style:style>
    <style:style style:name="T11" style:family="text">
      <style:text-properties style:font-name="Calibri2"/>
    </style:style>
    <style:style style:name="T12" style:family="text">
      <style:text-properties fo:font-weight="normal" style:font-weight-asian="normal" style:font-weight-complex="normal"/>
    </style:style>
    <style:style style:name="T13" style:family="text">
      <style:text-properties fo:font-weight="normal" officeooo:rsid="000d906b" style:font-weight-asian="normal" style:font-weight-complex="normal"/>
    </style:style>
    <style:style style:name="T14" style:family="text">
      <style:text-properties fo:font-weight="normal" officeooo:rsid="0011ec24" style:font-weight-asian="normal" style:font-weight-complex="normal"/>
    </style:style>
    <style:style style:name="T15" style:family="text">
      <style:text-properties fo:font-weight="normal" officeooo:rsid="00128691" style:font-weight-asian="normal" style:font-weight-complex="normal"/>
    </style:style>
    <style:style style:name="T16" style:family="text">
      <style:text-properties fo:font-weight="normal" officeooo:rsid="001323a5" style:font-weight-asian="normal" style:font-weight-complex="normal"/>
    </style:style>
    <style:style style:name="T17" style:family="text">
      <style:text-properties officeooo:rsid="0014161e"/>
    </style:style>
    <style:style style:name="T18" style:family="text">
      <style:text-properties fo:font-variant="normal" fo:text-transform="none" style:text-position="super 58%" fo:font-style="normal" style:text-underline-style="none" fo:font-weight="normal"/>
    </style:style>
    <style:style style:name="T19" style:family="text">
      <style:text-properties fo:font-variant="normal" fo:text-transform="none" style:text-position="super 58%" fo:font-style="normal" style:text-underline-style="none" fo:font-weight="normal" officeooo:rsid="000d906b" style:font-weight-asian="normal" style:font-weight-complex="normal"/>
    </style:style>
    <style:style style:name="T20" style:family="text">
      <style:text-properties fo:font-variant="normal" fo:text-transform="none" style:text-position="super 58%" fo:font-style="normal" style:text-underline-style="none" fo:font-weight="normal" officeooo:rsid="00128691" style:font-weight-asian="normal" style:font-weight-complex="normal"/>
    </style:style>
    <style:style style:name="T21" style:family="text">
      <style:text-properties fo:font-variant="normal" fo:text-transform="none" style:text-position="super 58%" fo:font-style="normal" style:text-underline-style="none" fo:font-weight="normal" officeooo:rsid="001323a5" style:font-weight-asian="normal" style:font-weight-complex="normal"/>
    </style:style>
    <style:style style:name="T22" style:family="text">
      <style:text-properties fo:font-variant="normal" fo:text-transform="none" style:use-window-font-color="true" style:text-outline="false" style:text-line-through-style="none" style:text-line-through-type="none" style:font-name="Ubuntu"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035cm" svg:stroke-color="#3465a4" draw:marker-start="" draw:marker-start-width="0.406cm" draw:marker-start-center="false" draw:marker-end="" draw:marker-end-width="0.406cm" draw:marker-end-center="false" draw:fill="solid" draw:fill-color="#ffffff" draw:textarea-horizontal-align="justify" draw:textarea-vertical-align="middle" draw:auto-grow-height="false" fo:min-height="0.704cm" fo:min-width="5.884cm" fo:padding-top="0.018cm" fo:padding-bottom="0.018cm" fo:padding-left="0.018cm" fo:padding-right="0.018cm" draw:shadow="hidden" draw:shadow-offset-x="0.199cm" draw:shadow-offset-y="0.199cm" draw:shadow-color="#808080" style:run-through="foreground"/>
      <style:paragraph-properties style:writing-mode="lr-tb"/>
    </style:style>
    <style:style style:name="gr3" style:family="graphic">
      <style:graphic-properties draw:stroke="solid" svg:stroke-width="0.035cm" svg:stroke-color="#3465a4" draw:marker-start="" draw:marker-start-width="0.406cm" draw:marker-start-center="false" draw:marker-end="" draw:marker-end-width="0.406cm" draw:marker-end-center="false" draw:fill="solid" draw:fill-color="#ffffff" draw:textarea-horizontal-align="justify" draw:textarea-vertical-align="middle" draw:auto-grow-height="false" fo:min-height="0.702cm" fo:min-width="8.643cm" fo:padding-top="0.018cm" fo:padding-bottom="0.018cm" fo:padding-left="0.018cm" fo:padding-right="0.018cm" draw:shadow="hidden" draw:shadow-offset-x="0.199cm" draw:shadow-offset-y="0.199cm" draw:shadow-color="#808080" style:run-through="foreground"/>
      <style:paragraph-properties style:writing-mode="lr-tb"/>
    </style:style>
    <style:style style:name="gr4" style:family="graphic">
      <style:graphic-properties draw:stroke="solid" svg:stroke-width="0.035cm" svg:stroke-color="#3465a4" draw:marker-start="" draw:marker-start-width="0.406cm" draw:marker-start-center="false" draw:marker-end="" draw:marker-end-width="0.406cm" draw:marker-end-center="false" draw:fill="solid" draw:fill-color="#ffffff" draw:textarea-horizontal-align="justify" draw:textarea-vertical-align="middle" draw:auto-grow-height="false" fo:min-height="0.704cm" fo:min-width="8.643cm" fo:padding-top="0.018cm" fo:padding-bottom="0.018cm" fo:padding-left="0.018cm" fo:padding-right="0.018cm" draw:shadow="hidden" draw:shadow-offset-x="0.199cm" draw:shadow-offset-y="0.199cm" draw:shadow-color="#808080" style:run-through="foreground"/>
      <style:paragraph-properties style:writing-mode="lr-tb"/>
    </style:style>
    <style:style style:name="gr5" style:family="graphic">
      <style:graphic-properties draw:stroke="solid" svg:stroke-width="0.035cm" svg:stroke-color="#3465a4" draw:marker-start="" draw:marker-start-width="0.406cm" draw:marker-start-center="false" draw:marker-end="" draw:marker-end-width="0.406cm" draw:marker-end-center="false" draw:fill="solid" draw:fill-color="#ffffff" draw:textarea-horizontal-align="justify" draw:textarea-vertical-align="middle" draw:auto-grow-height="false" fo:min-height="0.702cm" fo:min-width="5.489cm" fo:padding-top="0.018cm" fo:padding-bottom="0.018cm" fo:padding-left="0.018cm" fo:padding-right="0.018cm" draw:shadow="hidden" draw:shadow-offset-x="0.199cm" draw:shadow-offset-y="0.199cm" draw:shadow-color="#808080" style:run-through="foreground"/>
      <style:paragraph-properties style:writing-mode="lr-tb"/>
    </style:style>
    <style:style style:name="gr6" style:family="graphic">
      <style:graphic-properties draw:stroke="solid" svg:stroke-width="0.035cm" svg:stroke-color="#3465a4" draw:marker-start="" draw:marker-start-width="0.406cm" draw:marker-start-center="false" draw:marker-end="" draw:marker-end-width="0.406cm" draw:marker-end-center="false" draw:fill="solid" draw:fill-color="#ffffff" draw:textarea-horizontal-align="justify" draw:textarea-vertical-align="middle" draw:auto-grow-height="false" fo:min-height="0.702cm" fo:min-width="8.643cm" fo:padding-top="0.018cm" fo:padding-bottom="0.018cm" fo:padding-left="0.018cm" fo:padding-right="0.018cm" draw:shadow="hidden" draw:shadow-offset-x="0.199cm" draw:shadow-offset-y="0.199cm" draw:shadow-color="#808080" style:run-through="foreground"/>
      <style:paragraph-properties style:writing-mode="lr-tb"/>
    </style:style>
    <style:style style:name="gr7" style:family="graphic">
      <style:graphic-properties draw:stroke="solid" svg:stroke-width="0.035cm" svg:stroke-color="#3465a4" draw:marker-start="" draw:marker-start-width="0.406cm" draw:marker-start-center="false" draw:marker-end="" draw:marker-end-width="0.406cm" draw:marker-end-center="false" draw:fill="solid" draw:fill-color="#ffffff" draw:textarea-horizontal-align="justify" draw:textarea-vertical-align="middle" draw:auto-grow-height="false" fo:min-height="0.704cm" fo:min-width="9.456cm" fo:padding-top="0.018cm" fo:padding-bottom="0.018cm" fo:padding-left="0.018cm" fo:padding-right="0.018cm" draw:shadow="hidden" draw:shadow-offset-x="0.199cm" draw:shadow-offset-y="0.199cm" draw:shadow-color="#808080" style:run-through="foreground"/>
      <style:paragraph-properties style:writing-mode="lr-tb"/>
    </style:style>
    <style:style style:name="gr8" style:family="graphic">
      <style:graphic-properties draw:stroke="solid" svg:stroke-width="0.035cm" svg:stroke-color="#3465a4" draw:marker-start="" draw:marker-start-width="0.406cm" draw:marker-start-center="false" draw:marker-end="" draw:marker-end-width="0.406cm" draw:marker-end-center="false" draw:fill="solid" draw:fill-color="#ffffff" draw:textarea-horizontal-align="justify" draw:textarea-vertical-align="middle" draw:auto-grow-height="false" fo:min-height="0.702cm" fo:min-width="9.456cm" fo:padding-top="0.018cm" fo:padding-bottom="0.018cm" fo:padding-left="0.018cm" fo:padding-right="0.018cm" draw:shadow="hidden" draw:shadow-offset-x="0.199cm" draw:shadow-offset-y="0.199cm" draw:shadow-color="#808080" style:run-through="foreground"/>
      <style:paragraph-properties style:writing-mode="lr-tb"/>
    </style:style>
    <style:style style:name="gr9" style:family="graphic">
      <style:graphic-properties draw:stroke="solid" svg:stroke-width="0.035cm" svg:stroke-color="#3465a4" draw:marker-start="" draw:marker-start-width="0.406cm" draw:marker-start-center="false" draw:marker-end="" draw:marker-end-width="0.406cm" draw:marker-end-center="false" draw:fill="solid" draw:fill-color="#ffffff" draw:textarea-horizontal-align="justify" draw:textarea-vertical-align="middle" draw:auto-grow-height="false" fo:min-height="0.704cm" fo:min-width="9.456cm" fo:padding-top="0.018cm" fo:padding-bottom="0.018cm" fo:padding-left="0.018cm" fo:padding-right="0.018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GoBack"/>Study Title</text:h>
      <text:h text:style-name="Heading_20_2" text:outline-level="2">Research Protocol</text:h>
      <text:p text:style-name="P5"/>
      <text:p text:style-name="No_20_Spacing"><text:span text:style-name="T1">Principal Investigator: </text:span><text:span text:style-name="T2">Tarek Loubani</text:span></text:p>
      <text:p text:style-name="No_20_Spacing"><text:span text:style-name="T1">Co- Investigators: </text:span><text:span text:style-name="T2">Ben Thomson, Azad Mashari, Scott Anderson</text:span></text:p>
      <text:p text:style-name="P5"/>
      <text:p text:style-name="P6"><text:span text:style-name="Strong"><text:span text:style-name="T3">BACKGROUND AND SIGNIFICANCE</text:span></text:span></text:p>
      <text:p text:style-name="P14">Patients presenting to emergency departments and hospitals for various medical conditions often require non-invasive ventilation (breathing support). For example, a person with shortness of breath as a complication of COPD (chronic obstructive pulmonary disease) may be treated with a BiPAP machine, one type of non-invasive ventilation.</text:p>
      <text:p text:style-name="P14">However, in the current environment of COVID-19, aerosols produced by a BiPAP machine in a COVID-19 positive patient pose serious potential harms to healthcare providers and other patients. All patients with similar symptoms to COVID-19 are presently treated as positive until definitive testing determines otherwise. The best test available for COVID-19 takes up to 4 hours to determine the patient's status, which is too long to delay application of BiPAP in a distressed patient. This could lead to either a delay in care or the need for invasive breathing measures (intubation), which requires intense resource utilization, may not be in line with a patient's goals of care, and could cause serious harms (i.e. infection, medication reactions, etc.) in patients who do not need it.</text:p>
      <text:p text:style-name="P14">As well, the lack of BiPAP as an option in the clinician's arsenal leads to increased ventilator days that would previously have been bridged with a BiPAP machine. The use of a closed-loop BiPAP machine in which no expired air is released into the environment would solve these problems. Building off the experiences of a similar approach that was trialed in Italy in response to the COVID-19 crisis, this project will develop and test a novel BiPAP <text:span text:style-name="T10">mask that reduces mask leaks and thus aerosolization</text:span>.</text:p>
      <text:p text:style-name="P8"><text:span text:style-name="T13">Few studies have been done on the potential </text:span><text:span text:style-name="T14">harm caused by </text:span><text:span text:style-name="T13">aerosolization </text:span><text:span text:style-name="T14">from </text:span><text:span text:style-name="T13">non-invasive ventilation</text:span><text:reference-mark-start text:name="ZOTERO_ITEM CSL_CITATION {&quot;citationID&quot;:&quot;lNblSMzz&quot;,&quot;properties&quot;:{&quot;formattedCitation&quot;:&quot;\\super 1\\nosupersub{}&quot;,&quot;plainCitation&quot;:&quot;1&quot;,&quot;noteIndex&quot;:0},&quot;citationItems&quot;:[{&quot;id&quot;:2027,&quot;uris&quot;:[&quot;http://zotero.org/groups/233690/items/YW8RMW9H&quot;],&quot;uri&quot;:[&quot;http://zotero.org/groups/233690/items/YW8RMW9H&quot;],&quot;itemData&quot;:{&quot;id&quot;:2027,&quot;type&quot;:&quot;article-journal&quot;,&quot;abstract&quot;:&quot;Aerosol generating procedures (AGPs) may expose health care workers (HCWs) to pathogens causing acute respiratory infections (ARIs), but the risk of transmission of ARIs from AGPs is not fully known. We sought to determine the clinical evidence for the risk of transmission of ARIs to HCWs caring for patients undergoing AGPs compared with the risk of transmission to HCWs caring for patients not undergoing AGPs. We searched PubMed, EMBASE, MEDLINE, CINAHL, the Cochrane Library, University of York CRD databases, EuroScan, LILACS, Indian Medlars, Index Medicus for SE Asia, international health technology agencies and the Internet in all languages for articles from 01/01/1990 to 22/10/2010. Independent reviewers screened abstracts using pre-defined criteria, obtained full-text articles, selected relevant studies, and abstracted data. Disagreements were resolved by consensus. The outcome of interest was risk of ARI transmission. The quality of evidence was rated using the GRADE system. We identified 5 case-control and 5 retrospective cohort studies which evaluated transmission of SARS to HCWs. Procedures reported to present an increased risk of transmission included [n; pooled OR(95%CI)] tracheal intubation [n = 4 cohort; 6.6 (2.3, 18.9), and n = 4 case-control; 6.6 (4.1, 10.6)], non-invasive ventilation [n = 2 cohort; OR 3.1(1.4, 6.8)], tracheotomy [n = 1 case-control; 4.2 (1.5, 11.5)] and manual ventilation before intubation [n = 1 cohort; OR 2.8 (1.3, 6.4)]. Other intubation associated procedures, endotracheal aspiration, suction of body fluids, bronchoscopy, nebulizer treatment, administration of O2, high flow O2, manipulation of O2 mask or BiPAP mask, defibrillation, chest compressions, insertion of nasogastric tube, and collection of sputum were not significant. Our findings suggest that some procedures potentially capable of generating aerosols have been associated with increased risk of SARS transmission to HCWs or were a risk factor for transmission, with the most consistent association across multiple studies identified with tracheal intubation.&quot;,&quot;container-title&quot;:&quot;PLOS ONE&quot;,&quot;DOI&quot;:&quot;10.1371/journal.pone.0035797&quot;,&quot;ISSN&quot;:&quot;1932-6203&quot;,&quot;issue&quot;:&quot;4&quot;,&quot;journalAbbreviation&quot;:&quot;PLOS ONE&quot;,&quot;language&quot;:&quot;en&quot;,&quot;note&quot;:&quot;publisher: Public Library of Science&quot;,&quot;page&quot;:&quot;e35797&quot;,&quot;source&quot;:&quot;PLoS Journals&quot;,&quot;title&quot;:&quot;Aerosol Generating Procedures and Risk of Transmission of Acute Respiratory Infections to Healthcare Workers: A Systematic Review&quot;,&quot;title-short&quot;:&quot;Aerosol Generating Procedures and Risk of Transmission of Acute Respiratory Infections to Healthcare Workers&quot;,&quot;volume&quot;:&quot;7&quot;,&quot;author&quot;:[{&quot;family&quot;:&quot;Tran&quot;,&quot;given&quot;:&quot;Khai&quot;},{&quot;family&quot;:&quot;Cimon&quot;,&quot;given&quot;:&quot;Karen&quot;},{&quot;family&quot;:&quot;Severn&quot;,&quot;given&quot;:&quot;Melissa&quot;},{&quot;family&quot;:&quot;Pessoa-Silva&quot;,&quot;given&quot;:&quot;Carmem L.&quot;},{&quot;family&quot;:&quot;Conly&quot;,&quot;given&quot;:&quot;John&quot;}],&quot;issued&quot;:{&quot;date-parts&quot;:[[&quot;2012&quot;,4,26]]}}}],&quot;schema&quot;:&quot;https://github.com/citation-style-language/schema/raw/master/csl-citation.json&quot;} RNDBycfqeFsgU"/><text:span text:style-name="T19">1</text:span><text:reference-mark-end text:name="ZOTERO_ITEM CSL_CITATION {&quot;citationID&quot;:&quot;lNblSMzz&quot;,&quot;properties&quot;:{&quot;formattedCitation&quot;:&quot;\\super 1\\nosupersub{}&quot;,&quot;plainCitation&quot;:&quot;1&quot;,&quot;noteIndex&quot;:0},&quot;citationItems&quot;:[{&quot;id&quot;:2027,&quot;uris&quot;:[&quot;http://zotero.org/groups/233690/items/YW8RMW9H&quot;],&quot;uri&quot;:[&quot;http://zotero.org/groups/233690/items/YW8RMW9H&quot;],&quot;itemData&quot;:{&quot;id&quot;:2027,&quot;type&quot;:&quot;article-journal&quot;,&quot;abstract&quot;:&quot;Aerosol generating procedures (AGPs) may expose health care workers (HCWs) to pathogens causing acute respiratory infections (ARIs), but the risk of transmission of ARIs from AGPs is not fully known. We sought to determine the clinical evidence for the risk of transmission of ARIs to HCWs caring for patients undergoing AGPs compared with the risk of transmission to HCWs caring for patients not undergoing AGPs. We searched PubMed, EMBASE, MEDLINE, CINAHL, the Cochrane Library, University of York CRD databases, EuroScan, LILACS, Indian Medlars, Index Medicus for SE Asia, international health technology agencies and the Internet in all languages for articles from 01/01/1990 to 22/10/2010. Independent reviewers screened abstracts using pre-defined criteria, obtained full-text articles, selected relevant studies, and abstracted data. Disagreements were resolved by consensus. The outcome of interest was risk of ARI transmission. The quality of evidence was rated using the GRADE system. We identified 5 case-control and 5 retrospective cohort studies which evaluated transmission of SARS to HCWs. Procedures reported to present an increased risk of transmission included [n; pooled OR(95%CI)] tracheal intubation [n = 4 cohort; 6.6 (2.3, 18.9), and n = 4 case-control; 6.6 (4.1, 10.6)], non-invasive ventilation [n = 2 cohort; OR 3.1(1.4, 6.8)], tracheotomy [n = 1 case-control; 4.2 (1.5, 11.5)] and manual ventilation before intubation [n = 1 cohort; OR 2.8 (1.3, 6.4)]. Other intubation associated procedures, endotracheal aspiration, suction of body fluids, bronchoscopy, nebulizer treatment, administration of O2, high flow O2, manipulation of O2 mask or BiPAP mask, defibrillation, chest compressions, insertion of nasogastric tube, and collection of sputum were not significant. Our findings suggest that some procedures potentially capable of generating aerosols have been associated with increased risk of SARS transmission to HCWs or were a risk factor for transmission, with the most consistent association across multiple studies identified with tracheal intubation.&quot;,&quot;container-title&quot;:&quot;PLOS ONE&quot;,&quot;DOI&quot;:&quot;10.1371/journal.pone.0035797&quot;,&quot;ISSN&quot;:&quot;1932-6203&quot;,&quot;issue&quot;:&quot;4&quot;,&quot;journalAbbreviation&quot;:&quot;PLOS ONE&quot;,&quot;language&quot;:&quot;en&quot;,&quot;note&quot;:&quot;publisher: Public Library of Science&quot;,&quot;page&quot;:&quot;e35797&quot;,&quot;source&quot;:&quot;PLoS Journals&quot;,&quot;title&quot;:&quot;Aerosol Generating Procedures and Risk of Transmission of Acute Respiratory Infections to Healthcare Workers: A Systematic Review&quot;,&quot;title-short&quot;:&quot;Aerosol Generating Procedures and Risk of Transmission of Acute Respiratory Infections to Healthcare Workers&quot;,&quot;volume&quot;:&quot;7&quot;,&quot;author&quot;:[{&quot;family&quot;:&quot;Tran&quot;,&quot;given&quot;:&quot;Khai&quot;},{&quot;family&quot;:&quot;Cimon&quot;,&quot;given&quot;:&quot;Karen&quot;},{&quot;family&quot;:&quot;Severn&quot;,&quot;given&quot;:&quot;Melissa&quot;},{&quot;family&quot;:&quot;Pessoa-Silva&quot;,&quot;given&quot;:&quot;Carmem L.&quot;},{&quot;family&quot;:&quot;Conly&quot;,&quot;given&quot;:&quot;John&quot;}],&quot;issued&quot;:{&quot;date-parts&quot;:[[&quot;2012&quot;,4,26]]}}}],&quot;schema&quot;:&quot;https://github.com/citation-style-language/schema/raw/master/csl-citation.json&quot;} RNDBycfqeFsgU"/><text:span text:style-name="T13">. </text:span><text:span text:style-name="T14">The data available suggest that caution must be taken with acute respiratory infection (ARI) patients when placing them on non-invasive ventilation such as </text:span><text:span text:style-name="T15">CPAP or BiPAP due to excess risk to health care workers</text:span><text:reference-mark-start text:name="ZOTERO_ITEM CSL_CITATION {&quot;citationID&quot;:&quot;Rl7XV3bh&quot;,&quot;properties&quot;:{&quot;formattedCitation&quot;:&quot;\\super 1\\uc0\\u8211{}4\\nosupersub{}&quot;,&quot;plainCitation&quot;:&quot;1–4&quot;,&quot;noteIndex&quot;:0},&quot;citationItems&quot;:[{&quot;id&quot;:2027,&quot;uris&quot;:[&quot;http://zotero.org/groups/233690/items/YW8RMW9H&quot;],&quot;uri&quot;:[&quot;http://zotero.org/groups/233690/items/YW8RMW9H&quot;],&quot;itemData&quot;:{&quot;id&quot;:2027,&quot;type&quot;:&quot;article-journal&quot;,&quot;abstract&quot;:&quot;Aerosol generating procedures (AGPs) may expose health care workers (HCWs) to pathogens causing acute respiratory infections (ARIs), but the risk of transmission of ARIs from AGPs is not fully known. We sought to determine the clinical evidence for the risk of transmission of ARIs to HCWs caring for patients undergoing AGPs compared with the risk of transmission to HCWs caring for patients not undergoing AGPs. We searched PubMed, EMBASE, MEDLINE, CINAHL, the Cochrane Library, University of York CRD databases, EuroScan, LILACS, Indian Medlars, Index Medicus for SE Asia, international health technology agencies and the Internet in all languages for articles from 01/01/1990 to 22/10/2010. Independent reviewers screened abstracts using pre-defined criteria, obtained full-text articles, selected relevant studies, and abstracted data. Disagreements were resolved by consensus. The outcome of interest was risk of ARI transmission. The quality of evidence was rated using the GRADE system. We identified 5 case-control and 5 retrospective cohort studies which evaluated transmission of SARS to HCWs. Procedures reported to present an increased risk of transmission included [n; pooled OR(95%CI)] tracheal intubation [n = 4 cohort; 6.6 (2.3, 18.9), and n = 4 case-control; 6.6 (4.1, 10.6)], non-invasive ventilation [n = 2 cohort; OR 3.1(1.4, 6.8)], tracheotomy [n = 1 case-control; 4.2 (1.5, 11.5)] and manual ventilation before intubation [n = 1 cohort; OR 2.8 (1.3, 6.4)]. Other intubation associated procedures, endotracheal aspiration, suction of body fluids, bronchoscopy, nebulizer treatment, administration of O2, high flow O2, manipulation of O2 mask or BiPAP mask, defibrillation, chest compressions, insertion of nasogastric tube, and collection of sputum were not significant. Our findings suggest that some procedures potentially capable of generating aerosols have been associated with increased risk of SARS transmission to HCWs or were a risk factor for transmission, with the most consistent association across multiple studies identified with tracheal intubation.&quot;,&quot;container-title&quot;:&quot;PLOS ONE&quot;,&quot;DOI&quot;:&quot;10.1371/journal.pone.0035797&quot;,&quot;ISSN&quot;:&quot;1932-6203&quot;,&quot;issue&quot;:&quot;4&quot;,&quot;journalAbbreviation&quot;:&quot;PLOS ONE&quot;,&quot;language&quot;:&quot;en&quot;,&quot;note&quot;:&quot;publisher: Public Library of Science&quot;,&quot;page&quot;:&quot;e35797&quot;,&quot;source&quot;:&quot;PLoS Journals&quot;,&quot;title&quot;:&quot;Aerosol Generating Procedures and Risk of Transmission of Acute Respiratory Infections to Healthcare Workers: A Systematic Review&quot;,&quot;title-short&quot;:&quot;Aerosol Generating Procedures and Risk of Transmission of Acute Respiratory Infections to Healthcare Workers&quot;,&quot;volume&quot;:&quot;7&quot;,&quot;author&quot;:[{&quot;family&quot;:&quot;Tran&quot;,&quot;given&quot;:&quot;Khai&quot;},{&quot;family&quot;:&quot;Cimon&quot;,&quot;given&quot;:&quot;Karen&quot;},{&quot;family&quot;:&quot;Severn&quot;,&quot;given&quot;:&quot;Melissa&quot;},{&quot;family&quot;:&quot;Pessoa-Silva&quot;,&quot;given&quot;:&quot;Carmem L.&quot;},{&quot;family&quot;:&quot;Conly&quot;,&quot;given&quot;:&quot;John&quot;}],&quot;issued&quot;:{&quot;date-parts&quot;:[[&quot;2012&quot;,4,26]]}}},{&quot;id&quot;:2029,&quot;uris&quot;:[&quot;http://zotero.org/groups/233690/items/BX2Z9RAP&quot;],&quot;uri&quot;:[&quot;http://zotero.org/groups/233690/items/BX2Z9RAP&quot;],&quot;itemData&quot;:{&quot;id&quot;:2029,&quot;type&quot;:&quot;webpage&quot;,&quot;title&quot;:&quot;American Journal of Respiratory and Critical Care Medicine&quot;,&quot;URL&quot;:&quot;https://www-atsjournals-org.proxy1.lib.uwo.ca/journal/ajrccm&quot;,&quot;accessed&quot;:{&quot;date-parts&quot;:[[&quot;2020&quot;,4,1]]}},&quot;label&quot;:&quot;page&quot;},{&quot;id&quot;:2028,&quot;uris&quot;:[&quot;http://zotero.org/groups/233690/items/KIBTUA88&quot;],&quot;uri&quot;:[&quot;http://zotero.org/groups/233690/items/KIBTUA88&quot;],&quot;itemData&quot;:{&quot;id&quot;:2028,&quot;type&quot;:&quot;article-journal&quot;,&quot;abstract&quot;:&quot;Background: In the 2003 Toronto SARS outbreak, SARS-CoV was transmitted in hospitals despite adherence to infection control procedures. Considerable controversy resulted regarding which procedures and behaviours were associated with the greatest risk of SARS-CoV transmission.\nMethods: A retrospective cohort study was conducted to identify risk factors for transmission of SARS-CoV during intubation from laboratory confirmed SARS patients to HCWs involved in their care. All SARS patients requiring intubation during the Toronto outbreak were identified. All HCWs who provided care to intubated SARS patients during treatment or transportation and who entered a patient room or had direct patient contact from 24 hours before to 4 hours after intubation were eligible for this study. Data was collected on patients by chart review and on HCWs by intervieweradministered questionnaire. Generalized estimating equation (GEE) logistic regression models and classification and regression trees (CART) were used to identify risk factors for SARS transmission.\nResults: 45 laboratory-confirmed intubated SARS patients were identified. Of the 697 HCWs involved in their care, 624 (90%) participated in the study. SARS-CoV was transmitted to 26 HCWs from 7 patients; 21 HCWs were infected by 3 patients. In multivariate GEE logistic regression models, presence in the room during fiberoptic intubation (OR = 2.79, p = .004) or ECG (OR = 3.52, p = .002), unprotected eye contact with secretions (OR = 7.34, p = .001), patient APACHE II score $20 (OR = 17.05, p = .009) and patient Pa02/Fi02 ratio #59 (OR = 8.65, p = .001) were associated with increased risk of transmission of SARSCoV. In CART analyses, the four covariates which explained the greatest amount of variation in SARS-CoV transmission were covariates representing individual patients.\nConclusion: Close contact with the airway of severely ill patients and failure of infection control practices to prevent exposure to respiratory secretions were associated with transmission of SARS-CoV. Rates of transmission of SARS-CoV varied widely among patients.&quot;,&quot;container-title&quot;:&quot;PLoS ONE&quot;,&quot;DOI&quot;:&quot;10.1371/journal.pone.0010717&quot;,&quot;ISSN&quot;:&quot;1932-6203&quot;,&quot;issue&quot;:&quot;5&quot;,&quot;journalAbbreviation&quot;:&quot;PLoS ONE&quot;,&quot;language&quot;:&quot;en&quot;,&quot;page&quot;:&quot;e10717&quot;,&quot;source&quot;:&quot;DOI.org (Crossref)&quot;,&quot;title&quot;:&quot;Risk Factors for SARS Transmission from Patients Requiring Intubation: A Multicentre Investigation in Toronto, Canada&quot;,&quot;title-short&quot;:&quot;Risk Factors for SARS Transmission from Patients Requiring Intubation&quot;,&quot;volume&quot;:&quot;5&quot;,&quot;author&quot;:[{&quot;family&quot;:&quot;Raboud&quot;,&quot;given&quot;:&quot;Janet&quot;},{&quot;family&quot;:&quot;Shigayeva&quot;,&quot;given&quot;:&quot;Altynay&quot;},{&quot;family&quot;:&quot;McGeer&quot;,&quot;given&quot;:&quot;Allison&quot;},{&quot;family&quot;:&quot;Bontovics&quot;,&quot;given&quot;:&quot;Erika&quot;},{&quot;family&quot;:&quot;Chapman&quot;,&quot;given&quot;:&quot;Martin&quot;},{&quot;family&quot;:&quot;Gravel&quot;,&quot;given&quot;:&quot;Denise&quot;},{&quot;family&quot;:&quot;Henry&quot;,&quot;given&quot;:&quot;Bonnie&quot;},{&quot;family&quot;:&quot;Lapinsky&quot;,&quot;given&quot;:&quot;Stephen&quot;},{&quot;family&quot;:&quot;Loeb&quot;,&quot;given&quot;:&quot;Mark&quot;},{&quot;family&quot;:&quot;McDonald&quot;,&quot;given&quot;:&quot;L. Clifford&quot;},{&quot;family&quot;:&quot;Ofner&quot;,&quot;given&quot;:&quot;Marianna&quot;},{&quot;family&quot;:&quot;Paton&quot;,&quot;given&quot;:&quot;Shirley&quot;},{&quot;family&quot;:&quot;Reynolds&quot;,&quot;given&quot;:&quot;Donna&quot;},{&quot;family&quot;:&quot;Scales&quot;,&quot;given&quot;:&quot;Damon&quot;},{&quot;family&quot;:&quot;Shen&quot;,&quot;given&quot;:&quot;Sandy&quot;},{&quot;family&quot;:&quot;Simor&quot;,&quot;given&quot;:&quot;Andrew&quot;},{&quot;family&quot;:&quot;Stewart&quot;,&quot;given&quot;:&quot;Thomas&quot;},{&quot;family&quot;:&quot;Vearncombe&quot;,&quot;given&quot;:&quot;Mary&quot;},{&quot;family&quot;:&quot;Zoutman&quot;,&quot;given&quot;:&quot;Dick&quot;},{&quot;family&quot;:&quot;Green&quot;,&quot;given&quot;:&quot;Karen&quot;}],&quot;editor&quot;:[{&quot;family&quot;:&quot;Montgomery&quot;,&quot;given&quot;:&quot;Joel Mark&quot;}],&quot;issued&quot;:{&quot;date-parts&quot;:[[&quot;2010&quot;,5,19]]}},&quot;label&quot;:&quot;page&quot;},{&quot;id&quot;:2714,&quot;uris&quot;:[&quot;http://zotero.org/groups/233690/items/FNQB69WJ&quot;],&quot;uri&quot;:[&quot;http://zotero.org/groups/233690/items/FNQB69WJ&quot;],&quot;itemData&quot;:{&quot;id&quot;:2714,&quot;type&quot;:&quot;article-journal&quot;,&quot;abstract&quot;:&quot;Tweetable abstract @ERSpublications\nclick to tweetNon-invasive respiratory support plays an essential role in the treatment of COVID-19. More awareness is needed of viral transmission through exhaled air. http://bit.ly.proxy1.lib.uwo.ca/39kNrrF&quot;,&quot;container-title&quot;:&quot;European Respiratory Journal&quot;,&quot;DOI&quot;:&quot;10.1183/13993003.00352-2020&quot;,&quot;ISSN&quot;:&quot;0903-1936, 1399-3003&quot;,&quot;issue&quot;:&quot;3&quot;,&quot;language&quot;:&quot;en&quot;,&quot;note&quot;:&quot;publisher: European Respiratory Society\nsection: Agora\nPMID: 32198275&quot;,&quot;source&quot;:&quot;erj-ersjournals-com.proxy1.lib.uwo.ca&quot;,&quot;title&quot;:&quot;More awareness is needed for severe acute respiratory syndrome coronavirus 2019 transmission through exhaled air during non-invasive respiratory support: experience from China&quot;,&quot;title-short&quot;:&quot;More awareness is needed for severe acute respiratory syndrome coronavirus 2019 transmission through exhaled air during non-invasive respiratory support&quot;,&quot;URL&quot;:&quot;https://erj-ersjournals-com.proxy1.lib.uwo.ca/content/55/3/2000352&quot;,&quot;volume&quot;:&quot;55&quot;,&quot;author&quot;:[{&quot;family&quot;:&quot;Guan&quot;,&quot;given&quot;:&quot;Lili&quot;},{&quot;family&quot;:&quot;Zhou&quot;,&quot;given&quot;:&quot;Luqian&quot;},{&quot;family&quot;:&quot;Zhang&quot;,&quot;given&quot;:&quot;Jinnong&quot;},{&quot;family&quot;:&quot;Peng&quot;,&quot;given&quot;:&quot;Wei&quot;},{&quot;family&quot;:&quot;Chen&quot;,&quot;given&quot;:&quot;Rongchang&quot;}],&quot;accessed&quot;:{&quot;date-parts&quot;:[[&quot;2020&quot;,4,1]]},&quot;issued&quot;:{&quot;date-parts&quot;:[[&quot;2020&quot;,3,1]]}}}],&quot;schema&quot;:&quot;https://github.com/citation-style-language/schema/raw/master/csl-citation.json&quot;} RND1zQgqLcxo9"/><text:span text:style-name="T20">1</text:span><text:span text:style-name="T18">–4</text:span><text:reference-mark-end text:name="ZOTERO_ITEM CSL_CITATION {&quot;citationID&quot;:&quot;Rl7XV3bh&quot;,&quot;properties&quot;:{&quot;formattedCitation&quot;:&quot;\\super 1\\uc0\\u8211{}4\\nosupersub{}&quot;,&quot;plainCitation&quot;:&quot;1–4&quot;,&quot;noteIndex&quot;:0},&quot;citationItems&quot;:[{&quot;id&quot;:2027,&quot;uris&quot;:[&quot;http://zotero.org/groups/233690/items/YW8RMW9H&quot;],&quot;uri&quot;:[&quot;http://zotero.org/groups/233690/items/YW8RMW9H&quot;],&quot;itemData&quot;:{&quot;id&quot;:2027,&quot;type&quot;:&quot;article-journal&quot;,&quot;abstract&quot;:&quot;Aerosol generating procedures (AGPs) may expose health care workers (HCWs) to pathogens causing acute respiratory infections (ARIs), but the risk of transmission of ARIs from AGPs is not fully known. We sought to determine the clinical evidence for the risk of transmission of ARIs to HCWs caring for patients undergoing AGPs compared with the risk of transmission to HCWs caring for patients not undergoing AGPs. We searched PubMed, EMBASE, MEDLINE, CINAHL, the Cochrane Library, University of York CRD databases, EuroScan, LILACS, Indian Medlars, Index Medicus for SE Asia, international health technology agencies and the Internet in all languages for articles from 01/01/1990 to 22/10/2010. Independent reviewers screened abstracts using pre-defined criteria, obtained full-text articles, selected relevant studies, and abstracted data. Disagreements were resolved by consensus. The outcome of interest was risk of ARI transmission. The quality of evidence was rated using the GRADE system. We identified 5 case-control and 5 retrospective cohort studies which evaluated transmission of SARS to HCWs. Procedures reported to present an increased risk of transmission included [n; pooled OR(95%CI)] tracheal intubation [n = 4 cohort; 6.6 (2.3, 18.9), and n = 4 case-control; 6.6 (4.1, 10.6)], non-invasive ventilation [n = 2 cohort; OR 3.1(1.4, 6.8)], tracheotomy [n = 1 case-control; 4.2 (1.5, 11.5)] and manual ventilation before intubation [n = 1 cohort; OR 2.8 (1.3, 6.4)]. Other intubation associated procedures, endotracheal aspiration, suction of body fluids, bronchoscopy, nebulizer treatment, administration of O2, high flow O2, manipulation of O2 mask or BiPAP mask, defibrillation, chest compressions, insertion of nasogastric tube, and collection of sputum were not significant. Our findings suggest that some procedures potentially capable of generating aerosols have been associated with increased risk of SARS transmission to HCWs or were a risk factor for transmission, with the most consistent association across multiple studies identified with tracheal intubation.&quot;,&quot;container-title&quot;:&quot;PLOS ONE&quot;,&quot;DOI&quot;:&quot;10.1371/journal.pone.0035797&quot;,&quot;ISSN&quot;:&quot;1932-6203&quot;,&quot;issue&quot;:&quot;4&quot;,&quot;journalAbbreviation&quot;:&quot;PLOS ONE&quot;,&quot;language&quot;:&quot;en&quot;,&quot;note&quot;:&quot;publisher: Public Library of Science&quot;,&quot;page&quot;:&quot;e35797&quot;,&quot;source&quot;:&quot;PLoS Journals&quot;,&quot;title&quot;:&quot;Aerosol Generating Procedures and Risk of Transmission of Acute Respiratory Infections to Healthcare Workers: A Systematic Review&quot;,&quot;title-short&quot;:&quot;Aerosol Generating Procedures and Risk of Transmission of Acute Respiratory Infections to Healthcare Workers&quot;,&quot;volume&quot;:&quot;7&quot;,&quot;author&quot;:[{&quot;family&quot;:&quot;Tran&quot;,&quot;given&quot;:&quot;Khai&quot;},{&quot;family&quot;:&quot;Cimon&quot;,&quot;given&quot;:&quot;Karen&quot;},{&quot;family&quot;:&quot;Severn&quot;,&quot;given&quot;:&quot;Melissa&quot;},{&quot;family&quot;:&quot;Pessoa-Silva&quot;,&quot;given&quot;:&quot;Carmem L.&quot;},{&quot;family&quot;:&quot;Conly&quot;,&quot;given&quot;:&quot;John&quot;}],&quot;issued&quot;:{&quot;date-parts&quot;:[[&quot;2012&quot;,4,26]]}}},{&quot;id&quot;:2029,&quot;uris&quot;:[&quot;http://zotero.org/groups/233690/items/BX2Z9RAP&quot;],&quot;uri&quot;:[&quot;http://zotero.org/groups/233690/items/BX2Z9RAP&quot;],&quot;itemData&quot;:{&quot;id&quot;:2029,&quot;type&quot;:&quot;webpage&quot;,&quot;title&quot;:&quot;American Journal of Respiratory and Critical Care Medicine&quot;,&quot;URL&quot;:&quot;https://www-atsjournals-org.proxy1.lib.uwo.ca/journal/ajrccm&quot;,&quot;accessed&quot;:{&quot;date-parts&quot;:[[&quot;2020&quot;,4,1]]}},&quot;label&quot;:&quot;page&quot;},{&quot;id&quot;:2028,&quot;uris&quot;:[&quot;http://zotero.org/groups/233690/items/KIBTUA88&quot;],&quot;uri&quot;:[&quot;http://zotero.org/groups/233690/items/KIBTUA88&quot;],&quot;itemData&quot;:{&quot;id&quot;:2028,&quot;type&quot;:&quot;article-journal&quot;,&quot;abstract&quot;:&quot;Background: In the 2003 Toronto SARS outbreak, SARS-CoV was transmitted in hospitals despite adherence to infection control procedures. Considerable controversy resulted regarding which procedures and behaviours were associated with the greatest risk of SARS-CoV transmission.\nMethods: A retrospective cohort study was conducted to identify risk factors for transmission of SARS-CoV during intubation from laboratory confirmed SARS patients to HCWs involved in their care. All SARS patients requiring intubation during the Toronto outbreak were identified. All HCWs who provided care to intubated SARS patients during treatment or transportation and who entered a patient room or had direct patient contact from 24 hours before to 4 hours after intubation were eligible for this study. Data was collected on patients by chart review and on HCWs by intervieweradministered questionnaire. Generalized estimating equation (GEE) logistic regression models and classification and regression trees (CART) were used to identify risk factors for SARS transmission.\nResults: 45 laboratory-confirmed intubated SARS patients were identified. Of the 697 HCWs involved in their care, 624 (90%) participated in the study. SARS-CoV was transmitted to 26 HCWs from 7 patients; 21 HCWs were infected by 3 patients. In multivariate GEE logistic regression models, presence in the room during fiberoptic intubation (OR = 2.79, p = .004) or ECG (OR = 3.52, p = .002), unprotected eye contact with secretions (OR = 7.34, p = .001), patient APACHE II score $20 (OR = 17.05, p = .009) and patient Pa02/Fi02 ratio #59 (OR = 8.65, p = .001) were associated with increased risk of transmission of SARSCoV. In CART analyses, the four covariates which explained the greatest amount of variation in SARS-CoV transmission were covariates representing individual patients.\nConclusion: Close contact with the airway of severely ill patients and failure of infection control practices to prevent exposure to respiratory secretions were associated with transmission of SARS-CoV. Rates of transmission of SARS-CoV varied widely among patients.&quot;,&quot;container-title&quot;:&quot;PLoS ONE&quot;,&quot;DOI&quot;:&quot;10.1371/journal.pone.0010717&quot;,&quot;ISSN&quot;:&quot;1932-6203&quot;,&quot;issue&quot;:&quot;5&quot;,&quot;journalAbbreviation&quot;:&quot;PLoS ONE&quot;,&quot;language&quot;:&quot;en&quot;,&quot;page&quot;:&quot;e10717&quot;,&quot;source&quot;:&quot;DOI.org (Crossref)&quot;,&quot;title&quot;:&quot;Risk Factors for SARS Transmission from Patients Requiring Intubation: A Multicentre Investigation in Toronto, Canada&quot;,&quot;title-short&quot;:&quot;Risk Factors for SARS Transmission from Patients Requiring Intubation&quot;,&quot;volume&quot;:&quot;5&quot;,&quot;author&quot;:[{&quot;family&quot;:&quot;Raboud&quot;,&quot;given&quot;:&quot;Janet&quot;},{&quot;family&quot;:&quot;Shigayeva&quot;,&quot;given&quot;:&quot;Altynay&quot;},{&quot;family&quot;:&quot;McGeer&quot;,&quot;given&quot;:&quot;Allison&quot;},{&quot;family&quot;:&quot;Bontovics&quot;,&quot;given&quot;:&quot;Erika&quot;},{&quot;family&quot;:&quot;Chapman&quot;,&quot;given&quot;:&quot;Martin&quot;},{&quot;family&quot;:&quot;Gravel&quot;,&quot;given&quot;:&quot;Denise&quot;},{&quot;family&quot;:&quot;Henry&quot;,&quot;given&quot;:&quot;Bonnie&quot;},{&quot;family&quot;:&quot;Lapinsky&quot;,&quot;given&quot;:&quot;Stephen&quot;},{&quot;family&quot;:&quot;Loeb&quot;,&quot;given&quot;:&quot;Mark&quot;},{&quot;family&quot;:&quot;McDonald&quot;,&quot;given&quot;:&quot;L. Clifford&quot;},{&quot;family&quot;:&quot;Ofner&quot;,&quot;given&quot;:&quot;Marianna&quot;},{&quot;family&quot;:&quot;Paton&quot;,&quot;given&quot;:&quot;Shirley&quot;},{&quot;family&quot;:&quot;Reynolds&quot;,&quot;given&quot;:&quot;Donna&quot;},{&quot;family&quot;:&quot;Scales&quot;,&quot;given&quot;:&quot;Damon&quot;},{&quot;family&quot;:&quot;Shen&quot;,&quot;given&quot;:&quot;Sandy&quot;},{&quot;family&quot;:&quot;Simor&quot;,&quot;given&quot;:&quot;Andrew&quot;},{&quot;family&quot;:&quot;Stewart&quot;,&quot;given&quot;:&quot;Thomas&quot;},{&quot;family&quot;:&quot;Vearncombe&quot;,&quot;given&quot;:&quot;Mary&quot;},{&quot;family&quot;:&quot;Zoutman&quot;,&quot;given&quot;:&quot;Dick&quot;},{&quot;family&quot;:&quot;Green&quot;,&quot;given&quot;:&quot;Karen&quot;}],&quot;editor&quot;:[{&quot;family&quot;:&quot;Montgomery&quot;,&quot;given&quot;:&quot;Joel Mark&quot;}],&quot;issued&quot;:{&quot;date-parts&quot;:[[&quot;2010&quot;,5,19]]}},&quot;label&quot;:&quot;page&quot;},{&quot;id&quot;:2714,&quot;uris&quot;:[&quot;http://zotero.org/groups/233690/items/FNQB69WJ&quot;],&quot;uri&quot;:[&quot;http://zotero.org/groups/233690/items/FNQB69WJ&quot;],&quot;itemData&quot;:{&quot;id&quot;:2714,&quot;type&quot;:&quot;article-journal&quot;,&quot;abstract&quot;:&quot;Tweetable abstract @ERSpublications\nclick to tweetNon-invasive respiratory support plays an essential role in the treatment of COVID-19. More awareness is needed of viral transmission through exhaled air. http://bit.ly.proxy1.lib.uwo.ca/39kNrrF&quot;,&quot;container-title&quot;:&quot;European Respiratory Journal&quot;,&quot;DOI&quot;:&quot;10.1183/13993003.00352-2020&quot;,&quot;ISSN&quot;:&quot;0903-1936, 1399-3003&quot;,&quot;issue&quot;:&quot;3&quot;,&quot;language&quot;:&quot;en&quot;,&quot;note&quot;:&quot;publisher: European Respiratory Society\nsection: Agora\nPMID: 32198275&quot;,&quot;source&quot;:&quot;erj-ersjournals-com.proxy1.lib.uwo.ca&quot;,&quot;title&quot;:&quot;More awareness is needed for severe acute respiratory syndrome coronavirus 2019 transmission through exhaled air during non-invasive respiratory support: experience from China&quot;,&quot;title-short&quot;:&quot;More awareness is needed for severe acute respiratory syndrome coronavirus 2019 transmission through exhaled air during non-invasive respiratory support&quot;,&quot;URL&quot;:&quot;https://erj-ersjournals-com.proxy1.lib.uwo.ca/content/55/3/2000352&quot;,&quot;volume&quot;:&quot;55&quot;,&quot;author&quot;:[{&quot;family&quot;:&quot;Guan&quot;,&quot;given&quot;:&quot;Lili&quot;},{&quot;family&quot;:&quot;Zhou&quot;,&quot;given&quot;:&quot;Luqian&quot;},{&quot;family&quot;:&quot;Zhang&quot;,&quot;given&quot;:&quot;Jinnong&quot;},{&quot;family&quot;:&quot;Peng&quot;,&quot;given&quot;:&quot;Wei&quot;},{&quot;family&quot;:&quot;Chen&quot;,&quot;given&quot;:&quot;Rongchang&quot;}],&quot;accessed&quot;:{&quot;date-parts&quot;:[[&quot;2020&quot;,4,1]]},&quot;issued&quot;:{&quot;date-parts&quot;:[[&quot;2020&quot;,3,1]]}}}],&quot;schema&quot;:&quot;https://github.com/citation-style-language/schema/raw/master/csl-citation.json&quot;} RND1zQgqLcxo9"/><text:span text:style-name="T15">. </text:span><text:span text:style-name="T16">This advice is being heterogeneously applied during the recent COVID-19 pandemic, with some practitioners advocating the use of non-invasive ventilation</text:span><text:reference-mark-start text:name="ZOTERO_ITEM CSL_CITATION {&quot;citationID&quot;:&quot;MSZ1g2tT&quot;,&quot;properties&quot;:{&quot;formattedCitation&quot;:&quot;\\super 5\\nosupersub{}&quot;,&quot;plainCitation&quot;:&quot;5&quot;,&quot;noteIndex&quot;:0},&quot;citationItems&quot;:[{&quot;id&quot;:2031,&quot;uris&quot;:[&quot;http://zotero.org/groups/233690/items/9WWQHQNX&quot;],&quot;uri&quot;:[&quot;http://zotero.org/groups/233690/items/9WWQHQNX&quot;],&quot;itemData&quot;:{&quot;id&quot;:2031,&quot;type&quot;:&quot;post-weblog&quot;,&quot;abstract&quot;:&quot;The bleeding edge series examines the most controversial concepts - Caveat Emptor! COVID-19 patients seem to behave in a somewhat unique fashion, compared&quot;,&quot;container-title&quot;:&quot;EMCrit Project&quot;,&quot;language&quot;:&quot;en-US&quot;,&quot;note&quot;:&quot;source: emcrit.org\nsection: PULMCrit&quot;,&quot;title&quot;:&quot;PulmCrit Wee- Could the best mode of noninvasive support for COVID-19 be… CPAP ??&quot;,&quot;title-short&quot;:&quot;PulmCrit Wee- Could the best mode of noninvasive support for COVID-19 be… CPAP ?&quot;,&quot;URL&quot;:&quot;https://emcrit.org/pulmcrit/cpap-covid/&quot;,&quot;author&quot;:[{&quot;family&quot;:&quot;Pulmonary&quot;,&quot;given&quot;:&quot;Social MeJosh FarkasJosh is the creator of PulmCrit org He&quot;,&quot;dropping-particle&quot;:&quot;is an associate professor of&quot;},{&quot;family&quot;:&quot;Vermont&quot;,&quot;given&quot;:&quot;Critical Care Medicine at the University&quot;,&quot;dropping-particle&quot;:&quot;of&quot;}],&quot;accessed&quot;:{&quot;date-parts&quot;:[[&quot;2020&quot;,4,1]]},&quot;issued&quot;:{&quot;date-parts&quot;:[[&quot;2020&quot;,3,17]]}}}],&quot;schema&quot;:&quot;https://github.com/citation-style-language/schema/raw/master/csl-citation.json&quot;} RNDyeA8D0590W"/><text:span text:style-name="T21">5</text:span><text:reference-mark-end text:name="ZOTERO_ITEM CSL_CITATION {&quot;citationID&quot;:&quot;MSZ1g2tT&quot;,&quot;properties&quot;:{&quot;formattedCitation&quot;:&quot;\\super 5\\nosupersub{}&quot;,&quot;plainCitation&quot;:&quot;5&quot;,&quot;noteIndex&quot;:0},&quot;citationItems&quot;:[{&quot;id&quot;:2031,&quot;uris&quot;:[&quot;http://zotero.org/groups/233690/items/9WWQHQNX&quot;],&quot;uri&quot;:[&quot;http://zotero.org/groups/233690/items/9WWQHQNX&quot;],&quot;itemData&quot;:{&quot;id&quot;:2031,&quot;type&quot;:&quot;post-weblog&quot;,&quot;abstract&quot;:&quot;The bleeding edge series examines the most controversial concepts - Caveat Emptor! COVID-19 patients seem to behave in a somewhat unique fashion, compared&quot;,&quot;container-title&quot;:&quot;EMCrit Project&quot;,&quot;language&quot;:&quot;en-US&quot;,&quot;note&quot;:&quot;source: emcrit.org\nsection: PULMCrit&quot;,&quot;title&quot;:&quot;PulmCrit Wee- Could the best mode of noninvasive support for COVID-19 be… CPAP ??&quot;,&quot;title-short&quot;:&quot;PulmCrit Wee- Could the best mode of noninvasive support for COVID-19 be… CPAP ?&quot;,&quot;URL&quot;:&quot;https://emcrit.org/pulmcrit/cpap-covid/&quot;,&quot;author&quot;:[{&quot;family&quot;:&quot;Pulmonary&quot;,&quot;given&quot;:&quot;Social MeJosh FarkasJosh is the creator of PulmCrit org He&quot;,&quot;dropping-particle&quot;:&quot;is an associate professor of&quot;},{&quot;family&quot;:&quot;Vermont&quot;,&quot;given&quot;:&quot;Critical Care Medicine at the University&quot;,&quot;dropping-particle&quot;:&quot;of&quot;}],&quot;accessed&quot;:{&quot;date-parts&quot;:[[&quot;2020&quot;,4,1]]},&quot;issued&quot;:{&quot;date-parts&quot;:[[&quot;2020&quot;,3,17]]}}}],&quot;schema&quot;:&quot;https://github.com/citation-style-language/schema/raw/master/csl-citation.json&quot;} RNDyeA8D0590W"/><text:span text:style-name="T16">.</text:span></text:p>
      <text:p text:style-name="P7">T<text:span text:style-name="T17">here is a role for non-invasive ventilation in COVID-19 negative patients during the pandemic, although practitioners are reluctant to initiate these measures because of the slow speed, lack of reliability and lack of availability of the viral swab confirming corona virus status. This study seeks to ensure that an easy-to-produce, specifically-engineered mask and circuit has the ability to maintain non-invasive ventilatory support without aerosolizing viral particles. If successful, this will return an important tool to the clinician’s arsenal.</text:span></text:p>
      <text:p text:style-name="Normal_20__28_Web_29_"><text:soft-page-break/><text:span text:style-name="Strong"><text:span text:style-name="T9">STUDY </text:span></text:span><text:span text:style-name="Strong"><text:span text:style-name="T11">OBJECTIVE</text:span></text:span><text:span text:style-name="Strong"><text:span text:style-name="T9">(S); INCLUDING SPECIFIC AIMS AND/OR HYPOTHESES</text:span></text:span></text:p>
      <text:p text:style-name="Text_20_body"><text:span text:style-name="Strong"><text:span text:style-name="T12">To validate that an easy-to-produce, specifically-engineered mask and circuit has the ability to maintain non-invasive ventilatory support while reducing aerosolization of viral particles</text:span></text:span></text:p>
      <text:p text:style-name="Text_20_body"><text:span text:style-name="Strong"><text:span text:style-name="T12">The primary objective of this study is to assess if the mask device leaks when attached to a patient's face in real-world use.</text:span></text:span></text:p>
      <text:p text:style-name="Text_20_body"><text:span text:style-name="Strong"><text:span text:style-name="T12">This outcome will be measured by recording data from the ventilator about the total leak volume over the study period at various intervals. This volume is a normal output of modern ventilators. The researcher will also assess the physical seal on the patient four times throughout the device's use.</text:span></text:span></text:p>
      <text:p text:style-name="Text_20_body"><text:span text:style-name="Strong"><text:span text:style-name="T12">The secondary objective of the study is to assess markers of ventilation and perfusion in patients, including pH, pCO2, pO2, respiratory rate, heart rate and level of consciousness (via GCS).</text:span></text:span></text:p>
      <text:p text:style-name="Text_20_body"><text:span text:style-name="Strong"><text:span text:style-name="T12">These markers will be measured through routine vital signs monitoring (respiratory rate, heart rate and GCS) and an arterial or venous blood gas (pH, pCO2, pO2).</text:span></text:span></text:p>
      <text:p text:style-name="Text_20_body"><text:span text:style-name="Strong"><text:span text:style-name="T12"/></text:span></text:p>
      <text:p text:style-name="Standard"><text:span text:style-name="Strong"><text:span text:style-name="T4">METHODS</text:span></text:span></text:p>
      <text:p text:style-name="Standard"><text:span text:style-name="T4">Study Design</text:span></text:p>
      <text:p text:style-name="Standard"><text:span text:style-name="T4">This study is an opportunistic prospective randomized controlled trial.</text:span></text:p>
      <text:p text:style-name="Standard"><text:span text:style-name="T4">If experimental non-invasive ventilation masks are available in the patient's expected size, patients will be randomized to control masks or experimental. If experimental masks are not available, the patient will be consented and entered into the control arm. Patients who receive BiPAP or CPAP with the mask are assessed for several variables over time to ensure adequate treatment and assess leaks.</text:span></text:p>
      <text:p text:style-name="Standard"><text:span text:style-name="T4">Study Population</text:span></text:p>
      <text:p text:style-name="P10"><text:span text:style-name="T4">The study population will include patients in the Emergency Department or an in-patient in a monitored or ICU setting requiring non-invasive ventilation for respiratory distress or hypercapnia at both London Health Sciences Centre. This population will include both the Victoria Hospital site and University Hospital site. The local sample size is n=50. </text:span></text:p>
      <text:p text:style-name="P10"><text:span text:style-name="T4">Inclusion Criteria:</text:span></text:p>
      <text:list xml:id="list2422600835" text:style-name="WWNum7">
        <text:list-item>
          <text:p text:style-name="P3"><text:span text:style-name="T4">Patient with respiratory failure due to primary pulmonary pathology.</text:span></text:p>
        </text:list-item>
        <text:list-item>
          <text:p text:style-name="P3"><text:span text:style-name="T4">Patient who is selected for BiPAP or CPAP by the health care provider</text:span></text:p>
        </text:list-item>
      </text:list>
      <text:p text:style-name="P10"><text:span text:style-name="T4">Exclusion Criteria:</text:span></text:p>
      <text:list xml:id="list2505067607" text:style-name="WWNum6">
        <text:list-item>
          <text:p text:style-name="P4"><text:span text:style-name="T4">Age &lt;18 years.</text:span></text:p>
        </text:list-item>
        <text:list-item>
          <text:p text:style-name="P4"><text:soft-page-break/><text:span text:style-name="T4">Respiratory failure due to non-pulmonary pathology.</text:span></text:p>
        </text:list-item>
        <text:list-item>
          <text:p text:style-name="P4"><text:span text:style-name="T4">Impaired consciousness (Glasgow coma scale &lt;10).</text:span></text:p>
        </text:list-item>
        <text:list-item>
          <text:p text:style-name="P4"><text:span text:style-name="T4">Patients with contraindications of NIV.</text:span></text:p>
        </text:list-item>
        <text:list-item>
          <text:p text:style-name="P4"><text:span text:style-name="T4">Severe upper gastrointestinal bleeding.</text:span></text:p>
        </text:list-item>
        <text:list-item>
          <text:p text:style-name="P4"><text:span text:style-name="T4">Chest trauma.</text:span></text:p>
        </text:list-item>
        <text:list-item>
          <text:p text:style-name="P2"><text:span text:style-name="T4">Agitated or violent patient.</text:span></text:p>
        </text:list-item>
      </text:list>
      <text:p text:style-name="Standard"><text:span text:style-name="T4">Study Procedures</text:span></text:p>
      <text:p text:style-name="Standard"><draw:g text:anchor-type="paragraph" draw:z-index="0" draw:name="Shape1" draw:style-name="gr1"><draw:custom-shape draw:name="Shape1" draw:style-name="gr2" draw:text-style-name="P16" xml:id="id1" draw:id="id1" svg:width="5.92cm" svg:height="0.74cm" svg:x="1.787cm" svg:y="0.43cm"><text:p text:style-name="P15"><text:span text:style-name="T22">Patient requires NIPPV</text:span></text:p><draw:enhanced-geometry svg:viewBox="0 0 21600 21600" draw:mirror-horizontal="false" draw:mirror-vertical="false" draw:type="rectangle" draw:enhanced-path="M 0 0 L 21600 0 21600 21600 0 21600 0 0 Z N"/></draw:custom-shape><draw:custom-shape draw:name="Shape1" draw:style-name="gr3" draw:text-style-name="P16" xml:id="id2" draw:id="id2" svg:width="8.679cm" svg:height="0.738cm" svg:x="0.407cm" svg:y="2.284cm"><text:p text:style-name="P15"><text:span text:style-name="T22">Patient is approached by research assistant</text:span></text:p><draw:enhanced-geometry svg:viewBox="0 0 21600 21600" draw:mirror-horizontal="false" draw:mirror-vertical="false" draw:type="rectangle" draw:enhanced-path="M 0 0 L 21600 0 21600 21600 0 21600 0 0 Z N"/></draw:custom-shape><draw:custom-shape draw:name="Shape1" draw:style-name="gr4" draw:text-style-name="P16" xml:id="id3" draw:id="id3" svg:width="8.679cm" svg:height="0.74cm" svg:x="0.407cm" svg:y="4.136cm"><text:p text:style-name="P15"><text:span text:style-name="T22">Informed consent is obtained</text:span></text:p><draw:enhanced-geometry svg:viewBox="0 0 21600 21600" draw:mirror-horizontal="false" draw:mirror-vertical="false" draw:type="rectangle" draw:enhanced-path="M 0 0 L 21600 0 21600 21600 0 21600 0 0 Z N"/></draw:custom-shape><draw:custom-shape draw:name="Shape1" draw:style-name="gr5" draw:text-style-name="P16" xml:id="id4" draw:id="id4" svg:width="5.525cm" svg:height="0.738cm" svg:x="6.837cm" svg:y="5.99cm"><text:p text:style-name="P15"><text:span text:style-name="T22">Not considered for study</text:span></text:p><draw:enhanced-geometry svg:viewBox="0 0 21600 21600" draw:mirror-horizontal="false" draw:mirror-vertical="false" draw:type="rectangle" draw:enhanced-path="M 0 0 L 21600 0 21600 21600 0 21600 0 0 Z N"/></draw:custom-shape><draw:custom-shape draw:name="Shape1" draw:style-name="gr6" draw:text-style-name="P16" xml:id="id5" draw:id="id5" svg:width="8.679cm" svg:height="0.738cm" svg:x="0.407cm" svg:y="7.844cm"><text:p text:style-name="P15"><text:span text:style-name="T22">Study mask available in patient size</text:span></text:p><draw:enhanced-geometry svg:viewBox="0 0 21600 21600" draw:mirror-horizontal="false" draw:mirror-vertical="false" draw:type="rectangle" draw:enhanced-path="M 0 0 L 21600 0 21600 21600 0 21600 0 0 Z N"/></draw:custom-shape><draw:custom-shape draw:name="Shape1" draw:style-name="gr7" draw:text-style-name="P16" xml:id="id6" draw:id="id6" svg:width="9.492cm" svg:height="0.74cm" svg:x="0cm" svg:y="9.696cm"><text:p text:style-name="P15"><text:span text:style-name="T22">Randomization to control or experimental mask</text:span></text:p><draw:enhanced-geometry svg:viewBox="0 0 21600 21600" draw:mirror-horizontal="false" draw:mirror-vertical="false" draw:type="rectangle" draw:enhanced-path="M 0 0 L 21600 0 21600 21600 0 21600 0 0 Z N"/></draw:custom-shape><draw:custom-shape draw:name="Shape1" draw:style-name="gr8" draw:text-style-name="P16" xml:id="id7" draw:id="id7" svg:width="9.492cm" svg:height="0.738cm" svg:x="0cm" svg:y="11.55cm"><text:p text:style-name="P15"><text:span text:style-name="T22">Study period</text:span></text:p><draw:enhanced-geometry svg:viewBox="0 0 21600 21600" draw:mirror-horizontal="false" draw:mirror-vertical="false" draw:type="rectangle" draw:enhanced-path="M 0 0 L 21600 0 21600 21600 0 21600 0 0 Z N"/></draw:custom-shape><draw:custom-shape draw:name="Shape1" draw:style-name="gr9" draw:text-style-name="P16" xml:id="id8" draw:id="id8" svg:width="9.492cm" svg:height="0.74cm" svg:x="0cm" svg:y="13.402cm"><text:p text:style-name="P15"><text:span text:style-name="T22">Data collection and analysis</text:span></text:p><draw:enhanced-geometry svg:viewBox="0 0 21600 21600" draw:mirror-horizontal="false" draw:mirror-vertical="false" draw:type="rectangle" draw:enhanced-path="M 0 0 L 21600 0 21600 21600 0 21600 0 0 Z N"/></draw:custom-shape><draw:connector draw:style-name="gr10" draw:text-style-name="P17" svg:x1="4.747cm" svg:y1="1.169cm" svg:x2="4.747cm" svg:y2="2.284cm" draw:start-shape="id1" draw:start-glue-point="2" draw:end-shape="id2" draw:end-glue-point="0" svg:d="M4747 1169v1115" svg:viewBox="0 0 2 1117"><text:p/></draw:connector><draw:connector draw:style-name="gr11" draw:text-style-name="P17" svg:x1="4.747cm" svg:y1="3.021cm" svg:x2="4.747cm" svg:y2="4.135cm" draw:start-shape="id2" draw:start-glue-point="2" draw:end-shape="id3" draw:end-glue-point="0" svg:d="M4747 3021v1114" svg:viewBox="0 0 2 1117"><text:p/></draw:connector><draw:connector draw:style-name="gr12" draw:text-style-name="P17" svg:x1="4.747cm" svg:y1="4.875cm" svg:x2="6.837cm" svg:y2="6.359cm" draw:start-shape="id3" draw:start-glue-point="2" draw:end-shape="id4" draw:end-glue-point="3" svg:d="M4747 4875v1484h2090" svg:viewBox="0 0 2092 1485"><text:p/></draw:connector><draw:connector draw:style-name="gr13" draw:text-style-name="P17" svg:x1="4.747cm" svg:y1="4.875cm" svg:x2="4.747cm" svg:y2="7.844cm" draw:start-shape="id3" draw:start-glue-point="2" draw:end-shape="id5" draw:end-glue-point="0" svg:d="M4747 4875v2969" svg:viewBox="0 0 2 2970"><text:p/></draw:connector><draw:connector draw:style-name="gr14" draw:text-style-name="P17" svg:x1="4.747cm" svg:y1="8.581cm" svg:x2="4.745cm" svg:y2="9.696cm" draw:start-shape="id5" draw:start-glue-point="2" draw:end-shape="id6" draw:end-glue-point="0" svg:d="M4747 8581v558h-2v557" svg:viewBox="0 0 4 1117"><text:p/></draw:connector><draw:connector draw:style-name="gr15" draw:text-style-name="P17" svg:x1="4.745cm" svg:y1="10.435cm" svg:x2="4.745cm" svg:y2="11.55cm" draw:start-shape="id6" draw:start-glue-point="2" draw:end-shape="id7" draw:end-glue-point="0" svg:d="M4745 10435v1115" svg:viewBox="0 0 2 1117"><text:p/></draw:connector><draw:connector draw:style-name="gr16" draw:text-style-name="P17" svg:x1="4.745cm" svg:y1="12.287cm" svg:x2="4.745cm" svg:y2="13.402cm" draw:start-shape="id7" draw:start-glue-point="2" draw:end-shape="id8" draw:end-glue-point="0" svg:d="M4745 12287v1115" svg:viewBox="0 0 2 1117"><text:p/></draw:connector></draw:g><text:span text:style-name="T4"/></text:p>
      <text:p text:style-name="Standard"><text:span text:style-name="T4"/></text:p>
      <text:p text:style-name="Standard"><text:span text:style-name="T4"/></text:p>
      <text:p text:style-name="Standard"><text:span text:style-name="Strong"><text:span text:style-name="T4">DATA COLLECTION</text:span></text:span></text:p>
      <text:p text:style-name="P11"><text:span text:style-name="Strong"><text:span text:style-name="T6">Demographic Data: age, sex, height, weight, presence or absence of dentures, presence or absence of facial hair</text:span></text:span></text:p>
      <text:p text:style-name="P11"><text:soft-page-break/><text:span text:style-name="Strong"><text:span text:style-name="T6">Clinical Data: arterial or venous blood gas measurements (pC02, pH, Hc03, and p02), vital signs (body temperature, pulse, respirations, blood pressure, oxygen saturation). </text:span></text:span></text:p>
      <text:p text:style-name="P11"><text:span text:style-name="Strong"><text:span text:style-name="T6">Note: no additional blood work beyond standard patient care will be required for the study. </text:span></text:span></text:p>
      <text:p text:style-name="P11"><text:span text:style-name="Strong"><text:span text:style-name="T6">Safety Data: From initiation to completion of non-invasive ventilation using the standard or non-aerosolizing mask, any reports of : nasal or oral bleeding, pneumothorax, ulcers. </text:span></text:span></text:p>
      <text:p text:style-name="P11"><text:span text:style-name="Strong"><text:span text:style-name="T6">Note: The electronic medical record (Power chart) will be accessed to review this data</text:span></text:span></text:p>
      <text:p text:style-name="P11"><text:span text:style-name="Strong"><text:span text:style-name="T4">All data will be tracked by the DSMC to ensure safety of patients. Where possible, the committee will analyze data to ensure patients are ventilating as expected by compiling and reviewing all bloodwork results found in the blood gases.</text:span></text:span></text:p>
      <text:p text:style-name="Standard"><text:span text:style-name="Strong"><text:span text:style-name="T4">DATA ANALYSIS</text:span></text:span></text:p>
      <text:p text:style-name="P11"><text:span text:style-name="Strong"><text:span text:style-name="T6">Data will be entered directly into a study-specific LibreOffice database (The Document Foundation, Berlin, Germany). All data analyses will be performed using R (R Foundation, Vienna, Austria). All identifying patient data will be kept separate from study data.</text:span></text:span></text:p>
      <text:p text:style-name="P11"><text:span text:style-name="Strong"><text:span text:style-name="T6">For Data Analysis, the means and standard deviations of the Glasgow coma scale (GCS), respiratory rate, heart rate, pH, PaCO2, and PaO2 will be calculated for each time period.</text:span></text:span></text:p>
      <text:p text:style-name="P11"><text:span text:style-name="Strong"><text:span text:style-name="T6">Participants will be assigned a subgroup of </text:span></text:span><text:span text:style-name="Strong"><text:span text:style-name="T7">control or experimental depending on which mask the patient received</text:span></text:span><text:span text:style-name="Strong"><text:span text:style-name="T6">. These two subgroups will be compared using an analysis of variance (ANOVA) to detect differences between outcome parameters. A subgroup analysis will also be taken based on COVID-19 culture status regardless of the type of respiratory failure. This analysis will be performed with an ANOVA on the outcome parameters.</text:span></text:span></text:p>
      <text:p text:style-name="P11"><text:span text:style-name="Strong"><text:span text:style-name="T6">The critical importance of mask leaking means that these data will be displayed as a sum of all incidents. As these are binomial, a subgroup and time comparison will also be carried out using a generalized linear model of the binomial family (logistic regression). </text:span></text:span><text:span text:style-name="Strong"><text:span text:style-name="T7">Leak volumes will be compared with an ANOVA.</text:span></text:span></text:p>
      <text:p text:style-name="Standard"><text:span text:style-name="Strong"><text:span text:style-name="T4">ETHICS AND PRIVACY </text:span></text:span></text:p>
      <text:p text:style-name="P12"><text:span text:style-name="Strong"><text:span text:style-name="T6">The research team will seek approval from Wester Health Sciences Research Ethics Board. </text:span></text:span></text:p>
      <text:p text:style-name="P12"><text:span text:style-name="Strong"><text:span text:style-name="T6">All data collected will be maintained on the LHSC “P” Drive in a password protected folder. Investigators will only look at or analyze data on LHSC computers. Data will only be passed between investigators on encrypted memory sticks or through secure FTP sites. Hard copies will be stored in a locked filing cabinet in a secured location. Data will be coded with unique </text:span></text:span><text:soft-page-break/><text:span text:style-name="Strong"><text:span text:style-name="T6">identifiers and the master list containing any identifiers will be stored separately from the collected data.</text:span></text:span></text:p>
      <text:p text:style-name="P12"><text:span text:style-name="Strong"><text:span text:style-name="T6">There will be no additional information stored on any external hard drives, laptops, or portable devices. </text:span></text:span></text:p>
      <text:p text:style-name="P12"><text:span text:style-name="Strong"><text:span text:style-name="T6">This study data will be retained for 15 years as per Health Canada policy. After this 25 year period, paper records secured in a locked filing cabinet at LHSC will be destroyed according to institutional protocols, which includes placing the records in locked, confidential shredding bins. The bins are then collected by an outsourced company (Shred-It) and the contents are shredded. Computer and electronic records will be encrypted and secured for 25 years and then all study files will be destroyed according to institutional protocols of data deletion including clearing all memory sticks. This will be done in consultation with the IT department for current protocols.</text:span></text:span></text:p>
      <text:p text:style-name="Standard"><text:span text:style-name="Strong"><text:span text:style-name="T4">PLANS FOR DISSEMINATION OF FINDINGS</text:span></text:span></text:p>
      <text:p text:style-name="P13"><text:span text:style-name="Strong"><text:span text:style-name="T8">The source code for the device, anonymized data from the study, and preprints will be stored in a local repository and submitted for publication.</text:span></text:span></text:p>
      <text:p text:style-name="P13"><text:span text:style-name="Strong"><text:span text:style-name="T8">The investigators will also disseminate findings through mass media and peer-reviewed publication.</text:span></text:span></text:p>
      <text:p text:style-name="P9"><text:span text:style-name="Strong"><text:span text:style-name="T5">References</text:span></text:span></text:p>
      <text:section text:style-name="Sect1" text:name="ZOTERO_BIBL {&quot;uncited&quot;:[],&quot;omitted&quot;:[],&quot;custom&quot;:[]} CSL_BIBLIOGRAPHY RNDm2Fh4dS8Po">
        <text:p text:style-name="Bibliography_20_1">1. <text:tab/>Tran K, Cimon K, Severn M, Pessoa-Silva CL, Conly J. Aerosol Generating Procedures and Risk of Transmission of Acute Respiratory Infections to Healthcare Workers: A Systematic Review. PLOS ONE. Public Library of Science; 2012 Apr 26;7(4):e35797. </text:p>
        <text:p text:style-name="Bibliography_20_1">2. <text:tab/>American Journal of Respiratory and Critical Care Medicine [Internet]. [cited 2020 Apr 1]. Available from: https://www-atsjournals-org.proxy1.lib.uwo.ca/journal/ajrccm</text:p>
        <text:p text:style-name="Bibliography_20_1">3. <text:tab/>Raboud J, Shigayeva A, McGeer A, Bontovics E, Chapman M, Gravel D, Henry B, Lapinsky S, Loeb M, McDonald LC, Ofner M, Paton S, Reynolds D, Scales D, Shen S, Simor A, Stewart T, Vearncombe M, Zoutman D, Green K. Risk Factors for SARS Transmission from Patients Requiring Intubation: A Multicentre Investigation in Toronto, Canada. Montgomery JM, editor. PLoS ONE. 2010 May 19;5(5):e10717. </text:p>
        <text:p text:style-name="Bibliography_20_1">4. <text:tab/>Guan L, Zhou L, Zhang J, Peng W, Chen R. More awareness is needed for severe acute respiratory syndrome coronavirus 2019 transmission through exhaled air during non-invasive respiratory support: experience from China. Eur Respir J [Internet]. European Respiratory Society; 2020 Mar 1 [cited 2020 Apr 1];55(3). Available from: https://erj-ersjournals-com.proxy1.lib.uwo.ca/content/55/3/2000352 PMID: 32198275</text:p>
        <text:p text:style-name="Bibliography_20_1"><text:soft-page-break/>5. <text:tab/>Pulmonary SMF is the creator of P org H is an associate professor of, Vermont CCM at the U of. PulmCrit Wee- Could the best mode of noninvasive support for COVID-19 be… CPAP ?? [Internet]. EMCrit Project. 2020 [cited 2020 Apr 1]. Available from: https://emcrit.org/pulmcrit/cpap-covid/</text:p>
      </text:section>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1" svg:font-family="Calibri" style:font-adornments="Regular" style:font-pitch="variable"/>
    <style:font-face style:name="Ubuntu" svg:font-family="Ubuntu"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7" style:display-name="ListLabel 7" style:family="text">
      <style:text-properties fo:font-size="12pt"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2pt"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officeooo:rsid="000f4f9a"/>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Version Date: <text:span text:style-name="MT1">2020-04-03</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ristine VanAarsen</meta:initial-creator>
    <meta:editing-cycles>11</meta:editing-cycles>
    <meta:creation-date>2020-04-03T03:16:00</meta:creation-date>
    <dc:date>2020-04-03T08:44:29.781108253</dc:date>
    <meta:editing-duration>PT1H4M13S</meta:editing-duration>
    <meta:generator>LibreOffice/6.3.5.2$Linux_X86_64 LibreOffice_project/30$Build-2</meta:generator>
    <meta:document-statistic meta:table-count="0" meta:image-count="0" meta:object-count="0" meta:page-count="6" meta:paragraph-count="61" meta:word-count="1574" meta:character-count="10391" meta:non-whitespace-character-count="8874"/>
    <meta:user-defined meta:name="AppVersion">16.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5"&gt;&lt;session id="376sDf0G"/&gt;&lt;style id="http://www.zotero.org/styles/national-library-of-medicine-grant-proposals" hasBibliography="1" bibliographyStyleHasBeenSet="1"/&gt;&lt;prefs&gt;&lt;pref name="fieldType" value="Referenc</meta:user-defined>
    <meta:user-defined meta:name="ZOTERO_PREF_2" meta:value-type="string">eMark"/&gt;&lt;pref name="automaticJournalAbbreviations" value="true"/&gt;&lt;/prefs&gt;&lt;/data&gt;</meta:user-defined>
    <meta:template xlink:type="simple" xlink:actuate="onRequest" xlink:title="Normal" xlink:href=""/>
  </office:meta>
</office:document-meta>
</file>